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ample Shape" table:style-name="ta1">
        <table:table-column table:style-name="co1" table:default-cell-style-name="ce2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Sample shape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Sample Amount" table:style-name="ta1">
        <table:table-column table:style-name="co3" table:default-cell-style-name="ce1"/>
        <table:table-column table:style-name="co2" table:number-columns-repeated="5" table:default-cell-style-name="ce1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Sample amoun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FNN_200</text:p>
          </table:table-cell>
          <table:table-cell office:value-type="string" calcext:value-type="string">
            <text:p>CNN_50</text:p>
          </table:table-cell>
          <table:table-cell office:value-type="string" calcext:value-type="string">
            <text:p>LSTM</text:p>
          </table:table-cell>
          <table:table-cell table:number-columns-repeated="1018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90769" calcext:value-type="float">
            <text:p>290769</text:p>
          </table:table-cell>
          <table:table-cell office:value-type="float" office:value="96924" calcext:value-type="float">
            <text:p>96924</text:p>
          </table:table-cell>
          <table:table-cell table:style-name="ce3" office:value-type="percentage" office:value="0.9686" calcext:value-type="percentage">
            <text:p>96.86%</text:p>
          </table:table-cell>
          <table:table-cell table:style-name="ce3" office:value-type="percentage" office:value="0.9951" calcext:value-type="percentage">
            <text:p>99.51%</text:p>
          </table:table-cell>
          <table:table-cell/>
          <table:table-cell table:style-name="ce2"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62500" calcext:value-type="float">
            <text:p>62500</text:p>
          </table:table-cell>
          <table:table-cell table:style-name="ce3" office:value-type="percentage" office:value="0.9752" calcext:value-type="percentage">
            <text:p>97.52%</text:p>
          </table:table-cell>
          <table:table-cell table:style-name="ce3" office:value-type="percentage" office:value="0.9959" calcext:value-type="percentage">
            <text:p>99.59%</text:p>
          </table:table-cell>
          <table:table-cell/>
          <table:table-cell table:style-name="ce2"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37500" calcext:value-type="float">
            <text:p>37500</text:p>
          </table:table-cell>
          <table:table-cell table:style-name="ce3" office:value-type="percentage" office:value="0.9775" calcext:value-type="percentage">
            <text:p>97.75%</text:p>
          </table:table-cell>
          <table:table-cell table:style-name="ce3" office:value-type="percentage" office:value="0.9959" calcext:value-type="percentage">
            <text:p>99.59%</text:p>
          </table:table-cell>
          <table:table-cell table:number-columns-repeated="101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table:style-name="ce3" office:value-type="percentage" office:value="0.9798" calcext:value-type="percentage">
            <text:p>97.98%</text:p>
          </table:table-cell>
          <table:table-cell table:style-name="ce3" office:value-type="percentage" office:value="0.9937" calcext:value-type="percentage">
            <text:p>99.37%</text:p>
          </table:table-cell>
          <table:table-cell table:style-name="ce3" office:value-type="percentage" office:value="0.991" calcext:value-type="percentage">
            <text:p>99.10%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2500" calcext:value-type="float">
            <text:p>12500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9913" calcext:value-type="percentage">
            <text:p>99.13%</text:p>
          </table:table-cell>
          <table:table-cell table:style-name="ce3" office:value-type="percentage" office:value="0.9878" calcext:value-type="percentage">
            <text:p>98.78%</text:p>
          </table:table-cell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0" calcext:value-type="float">
            <text:p>18750</text:p>
          </table:table-cell>
          <table:table-cell office:value-type="float" office:value="6250" calcext:value-type="float">
            <text:p>6250</text:p>
          </table:table-cell>
          <table:table-cell table:style-name="ce3" office:value-type="percentage" office:value="0.964" calcext:value-type="percentage">
            <text:p>96.40%</text:p>
          </table:table-cell>
          <table:table-cell table:style-name="ce3" office:value-type="percentage" office:value="0.9827" calcext:value-type="percentage">
            <text:p>98.27%</text:p>
          </table:table-cell>
          <table:table-cell table:style-name="ce3" office:value-type="percentage" office:value="0.9784" calcext:value-type="percentage">
            <text:p>97.84%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750" calcext:value-type="float">
            <text:p>3750</text:p>
          </table:table-cell>
          <table:table-cell table:style-name="ce3" office:value-type="percentage" office:value="0.967" calcext:value-type="percentage">
            <text:p>96.70%</text:p>
          </table:table-cell>
          <table:table-cell table:style-name="ce3" office:value-type="percentage" office:value="0.9805" calcext:value-type="percentage">
            <text:p>98.05%</text:p>
          </table:table-cell>
          <table:table-cell table:style-name="ce3" office:value-type="percentage" office:value="0.971" calcext:value-type="percentage">
            <text:p>97.10%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SV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866" calcext:value-type="float">
            <text:p>77866</text:p>
          </table:table-cell>
          <table:table-cell office:value-type="float" office:value="5321" calcext:value-type="float">
            <text:p>5321</text:p>
          </table:table-cell>
          <table:table-cell office:value-type="float" office:value="2925" calcext:value-type="float">
            <text:p>2925</text:p>
          </table:table-cell>
          <table:table-cell office:value-type="float" office:value="737" calcext:value-type="float">
            <text:p>737</text:p>
          </table:table-cell>
          <table:table-cell office:value-type="float" office:value="5321" calcext:value-type="float">
            <text:p>532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Poisoning" table:style-name="ta1">
        <table:table-column table:style-name="co4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Signal Poisoning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/>
        </table:table-row>
      </table:table>
      <table:table table:name="Lead Type" table:style-name="ta1"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Lead Type</text:p>
          </table:table-cell>
          <table:table-cell table:style-name="ce1" office:value-type="string" calcext:value-type="string">
            <text:p>FFNN</text:p>
          </table:table-cell>
          <table:table-cell table:style-name="ce1" office:value-type="string" calcext:value-type="string">
            <text:p>CNN</text:p>
          </table:table-cell>
          <table:table-cell table:style-name="ce1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M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/>
        </table:table-row>
      </table:table>
      <table:table table:name="Good Model standard" table:style-name="ta1">
        <table:table-column table:style-name="co5" table:default-cell-style-name="ce1"/>
        <table:table-column table:style-name="co2" table:default-cell-style-name="ce1"/>
        <table:table-column table:style-name="co2" table:default-cell-style-name="ce3"/>
        <table:table-column table:style-name="co6" table:default-cell-style-name="ce3"/>
        <table:table-column table:style-name="co2" table:default-cell-style-name="ce1"/>
        <table:table-column table:style-name="co2" table:default-cell-style-name="ce3"/>
        <table:table-column table:style-name="co7" table:default-cell-style-name="ce3"/>
        <table:table-column table:style-name="co2" table:default-cell-style-name="ce1"/>
        <table:table-column table:style-name="co2" table:default-cell-style-name="ce3"/>
        <table:table-column table:style-name="co8" table:default-cell-style-name="ce3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Good Model standar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 table:style-name="ce1" table:number-columns-repeated="2"/>
        </table:table-row>
        <table:table-row table:style-name="ro1">
          <table:table-cell table:style-name="ce4"/>
          <table:table-cell table:number-columns-repeated="9"/>
          <table:table-cell table:style-name="ce1" table:number-columns-repeated="2"/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office:value-type="percentage" office:value="0.744" calcext:value-type="percentage">
            <text:p>74.40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979" calcext:value-type="percentage">
            <text:p>89.79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8" calcext:value-type="percentage">
            <text:p>90.88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8863" calcext:value-type="percentage">
            <text:p>88.63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891" calcext:value-type="percentage">
            <text:p>88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5" calcext:value-type="percentage">
            <text:p>90.85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252" calcext:value-type="percentage">
            <text:p>92.52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257" calcext:value-type="percentage">
            <text:p>92.5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437" calcext:value-type="percentage">
            <text:p>94.37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506" calcext:value-type="percentage">
            <text:p>95.06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687" calcext:value-type="percentage">
            <text:p>96.8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71" calcext:value-type="percentage">
            <text:p>97.10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08" calcext:value-type="percentage">
            <text:p>97.08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9762" calcext:value-type="percentage">
            <text:p>97.62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3" calcext:value-type="percentage">
            <text:p>98.03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41" calcext:value-type="percentage">
            <text:p>97.41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percentage" office:value="0.9791" calcext:value-type="percentage">
            <text:p>97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1" calcext:value-type="percentage">
            <text:p>98.01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89" calcext:value-type="percentage">
            <text:p>97.89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percentage" office:value="0.9822" calcext:value-type="percentage">
            <text:p>98.22%</text:p>
          </table:table-cell>
          <table:table-cell/>
          <table:table-cell office:value-type="percentage" office:value="0.9791" calcext:value-type="percentage">
            <text:p>97.91%</text:p>
          </table:table-cell>
          <table:table-cell office:value-type="percentage" office:value="0.979" calcext:value-type="percentage">
            <text:p>97.90%</text:p>
          </table:table-cell>
          <table:table-cell/>
          <table:table-cell table:number-columns-repeated="2" office:value-type="percentage" office:value="0.978" calcext:value-type="percentage">
            <text:p>97.80%</text:p>
          </table:table-cell>
          <table:table-cell table:style-name="ce1" table:number-columns-repeated="2"/>
        </table:table-row>
        <table:table-row table:style-name="ro1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10]+[.F10]+[.I10])/3" office:value-type="percentage" office:value="0.979766666666667" calcext:value-type="percentage">
            <text:p>97.98%</text:p>
          </table:table-cell>
          <table:table-cell table:formula="of:=SUM([.D10]+[.G10]+[.J10])/3" office:value-type="percentage" office:value="0.979733333333333" calcext:value-type="percentage">
            <text:p>97.97%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/>
          <table:table-cell office:value-type="percentage" office:value="0.8814" calcext:value-type="percentage">
            <text:p>88.14%</text:p>
          </table:table-cell>
          <table:table-cell office:value-type="percentage" office:value="0.956" calcext:value-type="percentage">
            <text:p>95.60%</text:p>
          </table:table-cell>
          <table:table-cell/>
          <table:table-cell office:value-type="percentage" office:value="0.879" calcext:value-type="percentage">
            <text:p>87.90%</text:p>
          </table:table-cell>
          <table:table-cell office:value-type="percentage" office:value="0.955" calcext:value-type="percentage">
            <text:p>95.5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percentage" office:value="0.948" calcext:value-type="percentage">
            <text:p>94.80%</text:p>
          </table:table-cell>
          <table:table-cell office:value-type="percentage" office:value="0.973" calcext:value-type="percentage">
            <text:p>97.30%</text:p>
          </table:table-cell>
          <table:table-cell/>
          <table:table-cell office:value-type="percentage" office:value="0.95" calcext:value-type="percentage">
            <text:p>95.00%</text:p>
          </table:table-cell>
          <table:table-cell office:value-type="percentage" office:value="0.97" calcext:value-type="percentage">
            <text:p>97.0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/>
          <table:table-cell office:value-type="percentage" office:value="0.962" calcext:value-type="percentage">
            <text:p>96.20%</text:p>
          </table:table-cell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6" calcext:value-type="percentage">
            <text:p>96.00%</text:p>
          </table:table-cell>
          <table:table-cell office:value-type="percentage" office:value="0.974" calcext:value-type="percentage">
            <text:p>97.4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8" calcext:value-type="percentage">
            <text:p>98.00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84" calcext:value-type="percentage">
            <text:p>98.40%</text:p>
          </table:table-cell>
          <table:table-cell/>
          <table:table-cell office:value-type="percentage" office:value="0.971" calcext:value-type="percentage">
            <text:p>97.10%</text:p>
          </table:table-cell>
          <table:table-cell office:value-type="percentage" office:value="0.982" calcext:value-type="percentage">
            <text:p>98.2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5" calcext:value-type="percentage">
            <text:p>98.50%</text:p>
          </table:table-cell>
          <table:table-cell/>
          <table:table-cell office:value-type="percentage" office:value="0.981" calcext:value-type="percentage">
            <text:p>98.10%</text:p>
          </table:table-cell>
          <table:table-cell office:value-type="percentage" office:value="0.989" calcext:value-type="percentage">
            <text:p>98.90%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percentage" office:value="0.989" calcext:value-type="percentage">
            <text:p>98.9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8" calcext:value-type="percentage">
            <text:p>98.8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6" calcext:value-type="percentage">
            <text:p>98.60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5" calcext:value-type="percentage">
            <text:p>98.50%</text:p>
          </table:table-cell>
          <table:table-cell office:value-type="percentage" office:value="0.991" calcext:value-type="percentage">
            <text:p>99.1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76" calcext:value-type="percentage">
            <text:p>98.76%</text:p>
          </table:table-cell>
          <table:table-cell office:value-type="percentage" office:value="0.993" calcext:value-type="percentage">
            <text:p>99.3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5" calcext:value-type="percentage">
            <text:p>99.35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5" calcext:value-type="percentage">
            <text:p>99.05%</text:p>
          </table:table-cell>
          <table:table-cell office:value-type="percentage" office:value="0.9945" calcext:value-type="percentage">
            <text:p>99.45%</text:p>
          </table:table-cell>
          <table:table-cell/>
          <table:table-cell office:value-type="percentage" office:value="0.991" calcext:value-type="percentage">
            <text:p>99.10%</text:p>
          </table:table-cell>
          <table:table-cell office:value-type="percentage" office:value="0.9946" calcext:value-type="percentage">
            <text:p>99.46%</text:p>
          </table:table-cell>
          <table:table-cell/>
          <table:table-cell office:value-type="percentage" office:value="0.9901" calcext:value-type="percentage">
            <text:p>99.01%</text:p>
          </table:table-cell>
          <table:table-cell office:value-type="percentage" office:value="0.992" calcext:value-type="percentage">
            <text:p>99.20%</text:p>
          </table:table-cell>
          <table:table-cell table:style-name="ce1" table:number-columns-repeated="2"/>
        </table:table-row>
        <table:table-row table:style-name="ro1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24]+[.F24]+[.I24])/3" office:value-type="percentage" office:value="0.990533333333333" calcext:value-type="percentage">
            <text:p>99.05%</text:p>
          </table:table-cell>
          <table:table-cell table:formula="of:=SUM([.D24]+[.G24]+[.J24])/3" office:value-type="percentage" office:value="0.9937" calcext:value-type="percentage">
            <text:p>99.37%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" calcext:value-type="float">
            <text:p>1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8441" calcext:value-type="percentage">
            <text:p>84.41%</text:p>
          </table:table-cell>
          <table:table-cell/>
          <table:table-cell office:value-type="percentage" office:value="0.7682" calcext:value-type="percentage">
            <text:p>76.82%</text:p>
          </table:table-cell>
          <table:table-cell office:value-type="percentage" office:value="0.9213" calcext:value-type="percentage">
            <text:p>92.13%</text:p>
          </table:table-cell>
          <table:table-cell/>
          <table:table-cell office:value-type="percentage" office:value="0.684" calcext:value-type="percentage">
            <text:p>68.40%</text:p>
          </table:table-cell>
          <table:table-cell office:value-type="percentage" office:value="0.8796" calcext:value-type="percentage">
            <text:p>87.96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663" calcext:value-type="percentage">
            <text:p>86.63%</text:p>
          </table:table-cell>
          <table:table-cell office:value-type="percentage" office:value="0.944" calcext:value-type="percentage">
            <text:p>94.40%</text:p>
          </table:table-cell>
          <table:table-cell/>
          <table:table-cell office:value-type="percentage" office:value="0.9094" calcext:value-type="percentage">
            <text:p>90.94%</text:p>
          </table:table-cell>
          <table:table-cell office:value-type="percentage" office:value="0.91" calcext:value-type="percentage">
            <text:p>91.00%</text:p>
          </table:table-cell>
          <table:table-cell/>
          <table:table-cell office:value-type="percentage" office:value="0.8415" calcext:value-type="percentage">
            <text:p>84.15%</text:p>
          </table:table-cell>
          <table:table-cell office:value-type="percentage" office:value="0.9193" calcext:value-type="percentage">
            <text:p>91.93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185" calcext:value-type="percentage">
            <text:p>91.85%</text:p>
          </table:table-cell>
          <table:table-cell office:value-type="percentage" office:value="0.9598" calcext:value-type="percentage">
            <text:p>95.98%</text:p>
          </table:table-cell>
          <table:table-cell/>
          <table:table-cell office:value-type="percentage" office:value="0.9339" calcext:value-type="percentage">
            <text:p>93.39%</text:p>
          </table:table-cell>
          <table:table-cell office:value-type="percentage" office:value="0.9578" calcext:value-type="percentage">
            <text:p>95.78%</text:p>
          </table:table-cell>
          <table:table-cell/>
          <table:table-cell office:value-type="percentage" office:value="0.9045" calcext:value-type="percentage">
            <text:p>90.45%</text:p>
          </table:table-cell>
          <table:table-cell office:value-type="percentage" office:value="0.9465" calcext:value-type="percentage">
            <text:p>94.65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9631" calcext:value-type="percentage">
            <text:p>96.31%</text:p>
          </table:table-cell>
          <table:table-cell/>
          <table:table-cell office:value-type="percentage" office:value="0.9515" calcext:value-type="percentage">
            <text:p>95.15%</text:p>
          </table:table-cell>
          <table:table-cell office:value-type="percentage" office:value="0.9642" calcext:value-type="percentage">
            <text:p>96.42%</text:p>
          </table:table-cell>
          <table:table-cell/>
          <table:table-cell office:value-type="percentage" office:value="0.9404" calcext:value-type="percentage">
            <text:p>94.04%</text:p>
          </table:table-cell>
          <table:table-cell office:value-type="percentage" office:value="0.9537" calcext:value-type="percentage">
            <text:p>95.37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9793" calcext:value-type="percentage">
            <text:p>97.93%</text:p>
          </table:table-cell>
          <table:table-cell/>
          <table:table-cell office:value-type="percentage" office:value="0.9675" calcext:value-type="percentage">
            <text:p>96.75%</text:p>
          </table:table-cell>
          <table:table-cell office:value-type="percentage" office:value="0.9779" calcext:value-type="percentage">
            <text:p>97.79%</text:p>
          </table:table-cell>
          <table:table-cell/>
          <table:table-cell office:value-type="percentage" office:value="0.9623" calcext:value-type="percentage">
            <text:p>96.23%</text:p>
          </table:table-cell>
          <table:table-cell office:value-type="percentage" office:value="0.9786" calcext:value-type="percentage">
            <text:p>97.86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738" calcext:value-type="percentage">
            <text:p>97.38%</text:p>
          </table:table-cell>
          <table:table-cell office:value-type="percentage" office:value="0.9847" calcext:value-type="percentage">
            <text:p>98.47%</text:p>
          </table:table-cell>
          <table:table-cell/>
          <table:table-cell office:value-type="percentage" office:value="0.9752" calcext:value-type="percentage">
            <text:p>97.52%</text:p>
          </table:table-cell>
          <table:table-cell office:value-type="percentage" office:value="0.9835" calcext:value-type="percentage">
            <text:p>98.35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765" calcext:value-type="percentage">
            <text:p>97.65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05" calcext:value-type="percentage">
            <text:p>98.05%</text:p>
          </table:table-cell>
          <table:table-cell office:value-type="percentage" office:value="0.9881" calcext:value-type="percentage">
            <text:p>98.81%</text:p>
          </table:table-cell>
          <table:table-cell/>
          <table:table-cell office:value-type="percentage" office:value="0.9816" calcext:value-type="percentage">
            <text:p>98.16%</text:p>
          </table:table-cell>
          <table:table-cell office:value-type="percentage" office:value="0.9875" calcext:value-type="percentage">
            <text:p>98.75%</text:p>
          </table:table-cell>
          <table:table-cell/>
          <table:table-cell office:value-type="percentage" office:value="0.9796" calcext:value-type="percentage">
            <text:p>97.96%</text:p>
          </table:table-cell>
          <table:table-cell office:value-type="percentage" office:value="0.973" calcext:value-type="percentage">
            <text:p>97.3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0.9861" calcext:value-type="float">
            <text:p>0.9861</text:p>
          </table:table-cell>
          <table:table-cell table:style-name="ce1" office:value-type="float" office:value="0.9903" calcext:value-type="float">
            <text:p>0.9903</text:p>
          </table:table-cell>
          <table:table-cell/>
          <table:table-cell table:style-name="ce1" office:value-type="float" office:value="0.9851" calcext:value-type="float">
            <text:p>0.9851</text:p>
          </table:table-cell>
          <table:table-cell table:style-name="ce1" office:value-type="float" office:value="0.9901" calcext:value-type="float">
            <text:p>0.9901</text:p>
          </table:table-cell>
          <table:table-cell/>
          <table:table-cell office:value-type="percentage" office:value="0.9841" calcext:value-type="percentage">
            <text:p>98.41%</text:p>
          </table:table-cell>
          <table:table-cell office:value-type="percentage" office:value="0.987" calcext:value-type="percentage">
            <text:p>98.7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0.9888" calcext:value-type="float">
            <text:p>0.9888</text:p>
          </table:table-cell>
          <table:table-cell table:style-name="ce1" office:value-type="float" office:value="0.9869" calcext:value-type="float">
            <text:p>0.9869</text:p>
          </table:table-cell>
          <table:table-cell/>
          <table:table-cell table:style-name="ce1" office:value-type="float" office:value="0.9883" calcext:value-type="float">
            <text:p>0.9883</text:p>
          </table:table-cell>
          <table:table-cell table:style-name="ce1" office:value-type="float" office:value="0.9912" calcext:value-type="float">
            <text:p>0.9912</text:p>
          </table:table-cell>
          <table:table-cell/>
          <table:table-cell office:value-type="percentage" office:value="0.9875" calcext:value-type="percentage">
            <text:p>98.75%</text:p>
          </table:table-cell>
          <table:table-cell office:value-type="percentage" office:value="0.9906" calcext:value-type="percentage">
            <text:p>99.06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904" calcext:value-type="percentage">
            <text:p>99.04%</text:p>
          </table:table-cell>
          <table:table-cell/>
          <table:table-cell office:value-type="percentage" office:value="0.9904" calcext:value-type="percentage">
            <text:p>99.04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93" calcext:value-type="percentage">
            <text:p>98.93%</text:p>
          </table:table-cell>
          <table:table-cell office:value-type="percentage" office:value="0.9917" calcext:value-type="percentage">
            <text:p>99.17%</text:p>
          </table:table-cell>
          <table:table-cell table:style-name="ce1" table:number-columns-repeated="2"/>
        </table:table-row>
        <table:table-row table:style-name="ro1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38]+[.F38]+[.I38])/3" office:value-type="percentage" office:value="0.989933333333333" calcext:value-type="percentage">
            <text:p>98.99%</text:p>
          </table:table-cell>
          <table:table-cell table:formula="of:=SUM([.D38]+[.G38]+[.J38])/3" office:value-type="percentage" office:value="0.991033333333333" calcext:value-type="percentage">
            <text:p>99.10%</text:p>
          </table:table-cell>
          <table:table-cell table:style-name="ce1" table:number-columns-repeated="2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6:35:44.801098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</meta:initial-creator>
    <meta:creation-date>2019-02-14T13:17:46.375737215</meta:creation-date>
    <meta:generator>LibreOffice/6.0.6.2$MacOSX_X86_64 LibreOffice_project/0c292870b25a325b5ed35f6b45599d2ea4458e77</meta:generator>
    <dc:date>2019-02-18T16:36:00.715210347</dc:date>
    <meta:editing-duration>PT3H56M56S</meta:editing-duration>
    <meta:editing-cycles>13</meta:editing-cycles>
    <meta:document-statistic meta:table-count="5" meta:cell-count="296" meta:object-count="0"/>
  </office:meta>
</office:document-meta>
</file>